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5.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5cm" fo:min-width="0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8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3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9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1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8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ffffff" draw:textarea-vertical-align="middle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542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44cm" fo:min-width="2.259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0.05cm" fo:min-width="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7.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7.1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6.05cm" fo:min-width="9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5.2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g xml:id="id13" draw:id="id13">
            <draw:custom-shape draw:style-name="gr1" draw:text-style-name="P1" draw:layer="layout" svg:width="6.1cm" svg:height="2.2cm" svg:x="5.9cm" svg:y="12.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cm" svg:height="1.6cm" svg:x="8.7cm" svg:y="12.9cm">
              <text:p text:style-name="P2">请求解析</text:p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2.8cm" svg:height="2.2cm" svg:x="5.9cm" svg:y="12.6cm">
              <draw:text-box>
                <text:p text:style-name="P4"><text:span text:style-name="T1">Tomcat</text:span></text:p>
                <text:p text:style-name="P4"><text:span text:style-name="T1">单线程</text:span></text:p>
              </draw:text-box>
            </draw:frame>
          </draw:g>
          <draw:custom-shape draw:style-name="gr4" draw:text-style-name="P3" xml:id="id6" draw:id="id6" draw:layer="layout" svg:width="4.3cm" svg:height="1.6cm" svg:x="14.1cm" svg:y="5.9cm">
            <text:p text:style-name="P2">核心业务队列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1" draw:id="id1" draw:layer="layout" svg:width="4.8cm" svg:height="1.6cm" svg:x="22cm" svg:y="5.9cm">
            <text:p text:style-name="P2">核心业务线程池</text:p>
            <draw:enhanced-geometry svg:viewBox="0 0 21600 21600" draw:type="rectangle" draw:enhanced-path="M 0 0 L 21600 0 21600 21600 0 21600 0 0 Z N"/>
          </draw:custom-shape>
          <draw:custom-shape draw:style-name="gr6" draw:text-style-name="P1" xml:id="id2" draw:id="id2" draw:layer="layout" svg:width="9.5cm" svg:height="2.2cm" svg:x="29.8cm" svg:y="2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2.3cm" svg:y="2.9cm">
            <text:p text:style-name="P2">业务处理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6cm" svg:y="2.9cm">
            <text:p text:style-name="P2">生成响应</text:p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2.4cm" svg:height="2.2cm" svg:x="29.9cm" svg:y="2.4cm">
            <draw:text-box>
              <text:p>业务</text:p>
              <text:p>线程1</text:p>
            </draw:text-box>
          </draw:frame>
          <draw:custom-shape draw:style-name="gr6" draw:text-style-name="P1" xml:id="id3" draw:id="id3" draw:layer="layout" svg:width="9.5cm" svg:height="2.2cm" svg:x="29.8cm" svg:y="5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2.3cm" svg:y="6.1cm">
            <text:p text:style-name="P2">业务处理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6cm" svg:y="6.1cm">
            <text:p text:style-name="P2">生成响应</text:p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2.4cm" svg:height="2.2cm" svg:x="29.9cm" svg:y="5.6cm">
            <draw:text-box>
              <text:p>业务</text:p>
              <text:p>线程2</text:p>
            </draw:text-box>
          </draw:frame>
          <draw:custom-shape draw:style-name="gr8" draw:text-style-name="P3" xml:id="id5" draw:id="id5" draw:layer="layout" svg:width="9.5cm" svg:height="1.1cm" svg:x="29.8cm" svg:y="8.7cm">
            <text:p text:style-name="P2">…...</text:p>
            <draw:enhanced-geometry svg:viewBox="0 0 21600 21600" draw:type="rectangle" draw:enhanced-path="M 0 0 L 21600 0 21600 21600 0 21600 0 0 Z N"/>
          </draw:custom-shape>
          <draw:custom-shape draw:style-name="gr6" draw:text-style-name="P1" xml:id="id4" draw:id="id4" draw:layer="layout" svg:width="9.5cm" svg:height="2.2cm" svg:x="29.8cm" svg:y="10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2.3cm" svg:y="11.1cm">
            <text:p text:style-name="P2">业务处理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6cm" svg:y="11.1cm">
            <text:p text:style-name="P2">生成响应</text:p>
            <draw:enhanced-geometry svg:viewBox="0 0 21600 21600" draw:type="rectangle" draw:enhanced-path="M 0 0 L 21600 0 21600 21600 0 21600 0 0 Z N"/>
          </draw:custom-shape>
          <draw:frame draw:style-name="gr3" draw:text-style-name="P7" draw:layer="layout" svg:width="2.4cm" svg:height="2.2cm" svg:x="29.9cm" svg:y="10.6cm">
            <draw:text-box>
              <text:p><text:span text:style-name="T2">业务</text:span></text:p>
              <text:p><text:span text:style-name="T2">线程</text:span><text:span text:style-name="T2">N</text:span></text:p>
            </draw:text-box>
          </draw:frame>
          <draw:connector draw:style-name="gr9" draw:text-style-name="P8" draw:layer="layout" svg:x1="26.8cm" svg:y1="6.7cm" svg:x2="29.8cm" svg:y2="3.5cm" draw:start-shape="id1" draw:start-glue-point="1" draw:end-shape="id2" draw:end-glue-point="3" svg:d="M26800 6700h1500v-3200h1500" svg:viewBox="0 0 3001 3201">
            <text:p/>
          </draw:connector>
          <draw:connector draw:style-name="gr9" draw:text-style-name="P8" draw:layer="layout" svg:x1="26.8cm" svg:y1="6.7cm" svg:x2="29.8cm" svg:y2="6.7cm" draw:start-shape="id1" draw:start-glue-point="1" draw:end-shape="id3" draw:end-glue-point="3" svg:d="M26800 6700h3000" svg:viewBox="0 0 3001 1">
            <text:p/>
          </draw:connector>
          <draw:connector draw:style-name="gr9" draw:text-style-name="P8" draw:layer="layout" svg:x1="26.8cm" svg:y1="6.7cm" svg:x2="29.8cm" svg:y2="11.7cm" draw:start-shape="id1" draw:start-glue-point="1" draw:end-shape="id4" draw:end-glue-point="3" svg:d="M26800 6700h1500v5000h1500" svg:viewBox="0 0 3001 5001">
            <text:p/>
          </draw:connector>
          <draw:connector draw:style-name="gr9" draw:text-style-name="P8" draw:layer="layout" svg:x1="26.8cm" svg:y1="6.7cm" svg:x2="29.8cm" svg:y2="9.25cm" draw:start-shape="id1" draw:start-glue-point="1" draw:end-shape="id5" draw:end-glue-point="3" svg:d="M26800 6700h1500v2550h1500" svg:viewBox="0 0 3001 2551">
            <text:p/>
          </draw:connector>
          <draw:connector draw:style-name="gr9" draw:text-style-name="P8" draw:layer="layout" svg:x1="18.4cm" svg:y1="6.7cm" svg:x2="22cm" svg:y2="6.7cm" draw:start-shape="id6" draw:start-glue-point="1" draw:end-shape="id1" draw:end-glue-point="3" svg:d="M18400 6700h3600" svg:viewBox="0 0 3601 1">
            <text:p/>
          </draw:connector>
          <draw:custom-shape draw:style-name="gr10" draw:text-style-name="P3" xml:id="id12" draw:id="id12" draw:layer="layout" svg:width="4.6cm" svg:height="1.6cm" svg:x="14.1cm" svg:y="18.1cm">
            <text:p text:style-name="P2">非核心业务队列</text:p>
            <draw:enhanced-geometry svg:viewBox="0 0 21600 21600" draw:type="rectangle" draw:enhanced-path="M 0 0 L 21600 0 21600 21600 0 21600 0 0 Z N"/>
          </draw:custom-shape>
          <draw:custom-shape draw:style-name="gr11" draw:text-style-name="P3" xml:id="id7" draw:id="id7" draw:layer="layout" svg:width="5.3cm" svg:height="1.6cm" svg:x="21.5cm" svg:y="18.1cm">
            <text:p text:style-name="P2">非核心业务线程池</text:p>
            <draw:enhanced-geometry svg:viewBox="0 0 21600 21600" draw:type="rectangle" draw:enhanced-path="M 0 0 L 21600 0 21600 21600 0 21600 0 0 Z N"/>
          </draw:custom-shape>
          <draw:custom-shape draw:style-name="gr6" draw:text-style-name="P1" xml:id="id8" draw:id="id8" draw:layer="layout" svg:width="9.5cm" svg:height="2.2cm" svg:x="29.8cm" svg:y="14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2.3cm" svg:y="15.1cm">
            <text:p text:style-name="P2">业务处理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6cm" svg:y="15.1cm">
            <text:p text:style-name="P2">生成响应</text:p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2.4cm" svg:height="2.2cm" svg:x="29.9cm" svg:y="14.6cm">
            <draw:text-box>
              <text:p>业务</text:p>
              <text:p>线程1</text:p>
            </draw:text-box>
          </draw:frame>
          <draw:custom-shape draw:style-name="gr6" draw:text-style-name="P1" xml:id="id9" draw:id="id9" draw:layer="layout" svg:width="9.5cm" svg:height="2.2cm" svg:x="29.8cm" svg:y="17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2.3cm" svg:y="18.3cm">
            <text:p text:style-name="P2">业务处理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6cm" svg:y="18.3cm">
            <text:p text:style-name="P2">生成响应</text:p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2.4cm" svg:height="2.2cm" svg:x="29.9cm" svg:y="17.8cm">
            <draw:text-box>
              <text:p>业务</text:p>
              <text:p>线程2</text:p>
            </draw:text-box>
          </draw:frame>
          <draw:custom-shape draw:style-name="gr8" draw:text-style-name="P3" xml:id="id11" draw:id="id11" draw:layer="layout" svg:width="9.5cm" svg:height="1.1cm" svg:x="29.8cm" svg:y="20.9cm">
            <text:p text:style-name="P2">…...</text:p>
            <draw:enhanced-geometry svg:viewBox="0 0 21600 21600" draw:type="rectangle" draw:enhanced-path="M 0 0 L 21600 0 21600 21600 0 21600 0 0 Z N"/>
          </draw:custom-shape>
          <draw:custom-shape draw:style-name="gr6" draw:text-style-name="P1" xml:id="id10" draw:id="id10" draw:layer="layout" svg:width="9.5cm" svg:height="2.2cm" svg:x="29.8cm" svg:y="22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2.3cm" svg:y="23.3cm">
            <text:p text:style-name="P2">业务处理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1cm" svg:height="1.2cm" svg:x="36cm" svg:y="23.3cm">
            <text:p text:style-name="P2">生成响应</text:p>
            <draw:enhanced-geometry svg:viewBox="0 0 21600 21600" draw:type="rectangle" draw:enhanced-path="M 0 0 L 21600 0 21600 21600 0 21600 0 0 Z N"/>
          </draw:custom-shape>
          <draw:frame draw:style-name="gr3" draw:text-style-name="P7" draw:layer="layout" svg:width="2.4cm" svg:height="2.2cm" svg:x="29.9cm" svg:y="22.8cm">
            <draw:text-box>
              <text:p><text:span text:style-name="T2">业务</text:span></text:p>
              <text:p><text:span text:style-name="T2">线程</text:span><text:span text:style-name="T2">N</text:span></text:p>
            </draw:text-box>
          </draw:frame>
          <draw:connector draw:style-name="gr9" draw:text-style-name="P8" draw:layer="layout" svg:x1="26.8cm" svg:y1="18.9cm" svg:x2="29.8cm" svg:y2="15.7cm" draw:start-shape="id7" draw:start-glue-point="1" draw:end-shape="id8" draw:end-glue-point="3" svg:d="M26800 18900h1500v-3200h1500" svg:viewBox="0 0 3001 3201">
            <text:p/>
          </draw:connector>
          <draw:connector draw:style-name="gr9" draw:text-style-name="P8" draw:layer="layout" svg:x1="26.8cm" svg:y1="18.9cm" svg:x2="29.8cm" svg:y2="18.9cm" draw:start-shape="id7" draw:start-glue-point="1" draw:end-shape="id9" draw:end-glue-point="3" svg:d="M26800 18900h3000" svg:viewBox="0 0 3001 1">
            <text:p/>
          </draw:connector>
          <draw:connector draw:style-name="gr9" draw:text-style-name="P8" draw:layer="layout" svg:x1="26.8cm" svg:y1="18.9cm" svg:x2="29.8cm" svg:y2="23.9cm" draw:start-shape="id7" draw:start-glue-point="1" draw:end-shape="id10" draw:end-glue-point="3" svg:d="M26800 18900h1500v5000h1500" svg:viewBox="0 0 3001 5001">
            <text:p/>
          </draw:connector>
          <draw:connector draw:style-name="gr9" draw:text-style-name="P8" draw:layer="layout" svg:x1="26.8cm" svg:y1="18.9cm" svg:x2="29.8cm" svg:y2="21.45cm" draw:start-shape="id7" draw:start-glue-point="1" draw:end-shape="id11" draw:end-glue-point="3" svg:d="M26800 18900h1500v2550h1500" svg:viewBox="0 0 3001 2551">
            <text:p/>
          </draw:connector>
          <draw:connector draw:style-name="gr9" draw:text-style-name="P8" draw:layer="layout" svg:x1="18.7cm" svg:y1="18.9cm" svg:x2="21.5cm" svg:y2="18.9cm" draw:start-shape="id12" draw:start-glue-point="1" draw:end-shape="id7" draw:end-glue-point="3" svg:d="M18700 18900h2800" svg:viewBox="0 0 2801 1">
            <text:p/>
          </draw:connector>
          <draw:connector draw:style-name="gr9" draw:text-style-name="P8" draw:layer="layout" svg:x1="12cm" svg:y1="13.7cm" svg:x2="14.1cm" svg:y2="18.9cm" draw:start-shape="id13" draw:start-glue-point="1" draw:end-shape="id12" draw:end-glue-point="3" svg:d="M12000 13700h1050v5200h1050" svg:viewBox="0 0 2101 5201">
            <text:p/>
          </draw:connector>
          <draw:connector draw:style-name="gr9" draw:text-style-name="P8" draw:layer="layout" svg:x1="12cm" svg:y1="13.7cm" svg:x2="14.1cm" svg:y2="6.7cm" draw:start-shape="id13" draw:start-glue-point="1" draw:end-shape="id6" draw:end-glue-point="3" svg:d="M12000 13700h1050v-7000h1050" svg:viewBox="0 0 2101 7001">
            <text:p/>
          </draw:connector>
          <draw:line draw:style-name="gr12" draw:text-style-name="P9" draw:layer="layout" svg:x1="1.3cm" svg:y1="13.8cm" svg:x2="6cm" svg:y2="13.8cm">
            <text:p text:style-name="P4">HTTP请求</text:p>
            <text:p text:style-name="P4"/>
          </draw:line>
        </draw:g>
      </draw:page>
      <draw:page draw:name="page2" draw:style-name="dp1" draw:master-page-name="默认">
        <draw:custom-shape draw:style-name="gr13" draw:text-style-name="P3" draw:layer="layout" svg:width="5.6cm" svg:height="2cm" svg:x="1.2cm" svg:y="10.1cm">
          <text:p text:style-name="P2">电商系统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4cm" svg:y1="5.8cm" svg:x2="4cm" svg:y2="10.2cm">
          <text:p/>
        </draw:line>
        <draw:frame draw:style-name="gr14" draw:text-style-name="P6" draw:layer="layout" svg:width="3.042cm" svg:height="1.17cm" svg:x="4cm" svg:y="7.6cm">
          <draw:text-box>
            <text:p>用户访问</text:p>
          </draw:text-box>
        </draw:frame>
        <draw:custom-shape draw:style-name="gr13" draw:text-style-name="P3" xml:id="id15" draw:id="id15" draw:layer="layout" svg:width="5.6cm" svg:height="2cm" svg:x="11cm" svg:y="10.1cm">
          <text:p text:style-name="P2">电商系统</text:p>
          <draw:enhanced-geometry svg:viewBox="0 0 21600 21600" draw:type="rectangle" draw:enhanced-path="M 0 0 L 21600 0 21600 21600 0 21600 0 0 Z N"/>
        </draw:custom-shape>
        <draw:custom-shape draw:style-name="gr13" draw:text-style-name="P3" xml:id="id16" draw:id="id16" draw:layer="layout" svg:width="5.6cm" svg:height="2cm" svg:x="18.6cm" svg:y="10.1cm">
          <text:p text:style-name="P2">电商系统</text:p>
          <draw:enhanced-geometry svg:viewBox="0 0 21600 21600" draw:type="rectangle" draw:enhanced-path="M 0 0 L 21600 0 21600 21600 0 21600 0 0 Z N"/>
        </draw:custom-shape>
        <draw:custom-shape draw:style-name="gr13" draw:text-style-name="P3" xml:id="id14" draw:id="id14" draw:layer="layout" svg:width="5.6cm" svg:height="2cm" svg:x="14.8cm" svg:y="5.4cm">
          <text:p text:style-name="P2">负载均衡</text:p>
          <text:p text:style-name="P2">Nginx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7.6cm" svg:y1="2.1cm" svg:x2="17.6cm" svg:y2="5.4cm">
          <text:p/>
        </draw:line>
        <draw:frame draw:style-name="gr14" draw:text-style-name="P6" draw:layer="layout" svg:width="3.042cm" svg:height="1.17cm" svg:x="17.6cm" svg:y="3.3cm">
          <draw:text-box>
            <text:p>用户访问</text:p>
          </draw:text-box>
        </draw:frame>
        <draw:connector draw:style-name="gr9" draw:text-style-name="P8" draw:layer="layout" svg:x1="17.6cm" svg:y1="7.4cm" svg:x2="13.8cm" svg:y2="10.1cm" draw:start-shape="id14" draw:start-glue-point="2" draw:end-shape="id15" draw:end-glue-point="0" svg:d="M17600 7400v1350h-3800v1350" svg:viewBox="0 0 3801 2701">
          <text:p/>
        </draw:connector>
        <draw:connector draw:style-name="gr9" draw:text-style-name="P8" draw:layer="layout" svg:x1="17.6cm" svg:y1="7.4cm" svg:x2="21.4cm" svg:y2="10.1cm" draw:start-shape="id14" draw:start-glue-point="2" draw:end-shape="id16" draw:end-glue-point="0" svg:d="M17600 7400v1350h3800v1350" svg:viewBox="0 0 3801 2701">
          <text:p/>
        </draw:connector>
        <draw:custom-shape draw:style-name="gr13" draw:text-style-name="P3" xml:id="id18" draw:id="id18" draw:layer="layout" svg:width="5.6cm" svg:height="2cm" svg:x="28.1cm" svg:y="10.1cm">
          <text:p text:style-name="P2">论坛系统</text:p>
          <draw:enhanced-geometry svg:viewBox="0 0 21600 21600" draw:type="rectangle" draw:enhanced-path="M 0 0 L 21600 0 21600 21600 0 21600 0 0 Z N"/>
        </draw:custom-shape>
        <draw:custom-shape draw:style-name="gr13" draw:text-style-name="P3" xml:id="id19" draw:id="id19" draw:layer="layout" svg:width="5.6cm" svg:height="2cm" svg:x="35.7cm" svg:y="10.1cm">
          <text:p text:style-name="P2">交易系统</text:p>
          <draw:enhanced-geometry svg:viewBox="0 0 21600 21600" draw:type="rectangle" draw:enhanced-path="M 0 0 L 21600 0 21600 21600 0 21600 0 0 Z N"/>
        </draw:custom-shape>
        <draw:custom-shape draw:style-name="gr13" draw:text-style-name="P3" xml:id="id17" draw:id="id17" draw:layer="layout" svg:width="5.6cm" svg:height="2cm" svg:x="31.9cm" svg:y="5.4cm">
          <text:p text:style-name="P2">负载均衡</text:p>
          <text:p text:style-name="P2">Nginx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34.7cm" svg:y1="2.1cm" svg:x2="34.7cm" svg:y2="5.4cm">
          <text:p/>
        </draw:line>
        <draw:frame draw:style-name="gr14" draw:text-style-name="P6" draw:layer="layout" svg:width="3.042cm" svg:height="1.17cm" svg:x="34.7cm" svg:y="3.3cm">
          <draw:text-box>
            <text:p>用户访问</text:p>
          </draw:text-box>
        </draw:frame>
        <draw:connector draw:style-name="gr12" draw:text-style-name="P9" draw:layer="layout" svg:x1="34.7cm" svg:y1="7.4cm" svg:x2="30.9cm" svg:y2="10.1cm" draw:start-shape="id17" draw:start-glue-point="2" draw:end-shape="id18" draw:end-glue-point="0" svg:d="M34700 7400v1350h-3800v1350" svg:viewBox="0 0 3801 2701">
          <text:p text:style-name="P4">论坛</text:p>
          <text:p text:style-name="P4"/>
        </draw:connector>
        <draw:connector draw:style-name="gr12" draw:text-style-name="P9" draw:layer="layout" svg:x1="34.7cm" svg:y1="7.4cm" svg:x2="38.5cm" svg:y2="10.1cm" draw:start-shape="id17" draw:start-glue-point="2" draw:end-shape="id19" draw:end-glue-point="0" svg:d="M34700 7400v1350h3800v1350" svg:viewBox="0 0 3801 2701">
          <text:p text:style-name="P4">交易</text:p>
          <text:p text:style-name="P4"/>
        </draw:connector>
        <draw:custom-shape draw:style-name="gr15" draw:text-style-name="P3" draw:layer="layout" svg:width="3.153cm" svg:height="1.786cm" svg:x="7.547cm" svg:y="6.714cm">
          <text:p text:style-name="P2">多实例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3.153cm" svg:height="1.786cm" svg:x="24.547cm" svg:y="6.714cm">
          <text:p text:style-name="P2">系统拆分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默认">
        <draw:custom-shape draw:style-name="gr16" draw:text-style-name="P1" draw:layer="layout" svg:width="9.5cm" svg:height="10.3cm" svg:x="4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5.4cm" svg:y="4.5cm">
          <text:p text:style-name="P2">实例1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5.4cm" svg:y="6.5cm">
          <text:p text:style-name="P2">实例2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5.4cm" svg:y="8.6cm">
          <text:p text:style-name="P2">…...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5.4cm" svg:y="10.6cm">
          <text:p text:style-name="P2">实例N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9.5cm" svg:height="1.17cm" svg:x="4.5cm" svg:y="2.5cm">
          <draw:text-box>
            <text:p>商品服务</text:p>
          </draw:text-box>
        </draw:frame>
        <draw:custom-shape draw:style-name="gr19" draw:text-style-name="P3" draw:layer="layout" svg:width="7.6cm" svg:height="1.4cm" svg:x="18.5cm" svg:y="3.7cm">
          <text:p text:style-name="P2">商品详情页服务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6cm" svg:height="1.4cm" svg:x="18.5cm" svg:y="5.9cm">
          <text:p text:style-name="P2">购物车服务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6cm" svg:height="1.4cm" svg:x="18.5cm" svg:y="8.1cm">
          <text:p text:style-name="P2">订单服务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6cm" svg:height="1.4cm" svg:x="18.5cm" svg:y="10.2cm">
          <text:p text:style-name="P2">秒杀服务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9.5cm" svg:height="6.3cm" svg:x="4.4cm" svg:y="14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5.3cm" svg:y="16.7cm">
          <text:p text:style-name="P2">实例1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5.3cm" svg:y="18.7cm">
          <text:p text:style-name="P2">实例2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9.5cm" svg:height="1.17cm" svg:x="4.4cm" svg:y="14.7cm">
          <draw:text-box>
            <text:p>商品服务——分组1</text:p>
          </draw:text-box>
        </draw:frame>
        <draw:custom-shape draw:style-name="gr19" draw:text-style-name="P3" draw:layer="layout" svg:width="7.6cm" svg:height="1.4cm" svg:x="18.4cm" svg:y="14.7cm">
          <text:p text:style-name="P2">商品详情页服务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6cm" svg:height="1.4cm" svg:x="18.4cm" svg:y="16.9cm">
          <text:p text:style-name="P2">购物车服务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6cm" svg:height="1.4cm" svg:x="18.4cm" svg:y="19.1cm">
          <text:p text:style-name="P2">订单服务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9.5cm" svg:height="6.3cm" svg:x="4.4cm" svg:y="22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5.3cm" svg:y="24.3cm">
          <text:p text:style-name="P2">实例1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5.3cm" svg:y="26.3cm">
          <text:p text:style-name="P2">实例2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9.5cm" svg:height="1.17cm" svg:x="4.4cm" svg:y="22.3cm">
          <draw:text-box>
            <text:p>商品服务——分组2</text:p>
          </draw:text-box>
        </draw:frame>
        <draw:custom-shape draw:style-name="gr19" draw:text-style-name="P3" draw:layer="layout" svg:width="7.6cm" svg:height="1.4cm" svg:x="18.4cm" svg:y="24.8cm">
          <text:p text:style-name="P2">秒杀服务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20" draw:text-style-name="P1" draw:layer="layout" svg:width="9.5cm" svg:height="6.3cm" svg:x="1.3cm" svg:y="1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2.2cm" svg:y="3.7cm">
          <text:p text:style-name="P2">实例1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2.2cm" svg:y="5.7cm">
          <text:p text:style-name="P2">实例2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9.5cm" svg:height="1.17cm" svg:x="1.3cm" svg:y="1.7cm">
          <draw:text-box>
            <text:p>商品服务—机房1—分组1</text:p>
          </draw:text-box>
        </draw:frame>
        <draw:custom-shape draw:style-name="gr20" draw:text-style-name="P1" draw:layer="layout" svg:width="9.5cm" svg:height="6.3cm" svg:x="1.3cm" svg:y="9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2.2cm" svg:y="11.3cm">
          <text:p text:style-name="P2">实例1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cm" svg:height="1.5cm" svg:x="2.2cm" svg:y="13.3cm">
          <text:p text:style-name="P2">实例2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9.5cm" svg:height="1.17cm" svg:x="1.3cm" svg:y="9.3cm">
          <draw:text-box>
            <text:p>商品服务—机房2—分组2</text:p>
          </draw:text-box>
        </draw:frame>
        <draw:custom-shape draw:style-name="gr21" draw:text-style-name="P3" xml:id="id20" draw:id="id20" draw:layer="layout" svg:width="5.7cm" svg:height="2.3cm" svg:x="13.4cm" svg:y="6.45cm">
          <text:p text:style-name="P2">机房A</text:p>
          <text:p text:style-name="P2">主Redis集群</text:p>
          <draw:enhanced-geometry svg:viewBox="0 0 21600 21600" draw:type="rectangle" draw:enhanced-path="M 0 0 L 21600 0 21600 21600 0 21600 0 0 Z N"/>
        </draw:custom-shape>
        <draw:custom-shape draw:style-name="gr21" draw:text-style-name="P3" xml:id="id21" draw:id="id21" draw:layer="layout" svg:width="5.7cm" svg:height="2.3cm" svg:x="21.9cm" svg:y="4.1cm">
          <text:p text:style-name="P2">机房A</text:p>
          <text:p text:style-name="P2">从Redis集群</text:p>
          <draw:enhanced-geometry svg:viewBox="0 0 21600 21600" draw:type="rectangle" draw:enhanced-path="M 0 0 L 21600 0 21600 21600 0 21600 0 0 Z N"/>
        </draw:custom-shape>
        <draw:custom-shape draw:style-name="gr21" draw:text-style-name="P3" xml:id="id22" draw:id="id22" draw:layer="layout" svg:width="5.7cm" svg:height="2.3cm" svg:x="21.9cm" svg:y="8.8cm">
          <text:p text:style-name="P2">机房B</text:p>
          <text:p text:style-name="P2">从Redis集群</text:p>
          <draw:enhanced-geometry svg:viewBox="0 0 21600 21600" draw:type="rectangle" draw:enhanced-path="M 0 0 L 21600 0 21600 21600 0 21600 0 0 Z N"/>
        </draw:custom-shape>
        <draw:custom-shape draw:style-name="gr21" draw:text-style-name="P3" xml:id="id23" draw:id="id23" draw:layer="layout" svg:width="5.7cm" svg:height="2.3cm" svg:x="31.4cm" svg:y="4.1cm">
          <text:p text:style-name="P2">机房A</text:p>
          <text:p text:style-name="P2">读服务</text:p>
          <draw:enhanced-geometry svg:viewBox="0 0 21600 21600" draw:type="rectangle" draw:enhanced-path="M 0 0 L 21600 0 21600 21600 0 21600 0 0 Z N"/>
        </draw:custom-shape>
        <draw:custom-shape draw:style-name="gr21" draw:text-style-name="P3" xml:id="id24" draw:id="id24" draw:layer="layout" svg:width="5.7cm" svg:height="2.3cm" svg:x="31.4cm" svg:y="8.8cm">
          <text:p text:style-name="P2">机房B</text:p>
          <text:p text:style-name="P2">读服务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19.1cm" svg:y1="7.6cm" svg:x2="21.9cm" svg:y2="5.25cm" draw:start-shape="id20" draw:start-glue-point="1" draw:end-shape="id21" draw:end-glue-point="3" svg:d="M19100 7600h1400v-2350h1400" svg:viewBox="0 0 2801 2351">
          <text:p/>
        </draw:connector>
        <draw:connector draw:style-name="gr22" draw:text-style-name="P1" draw:layer="layout" svg:x1="19.1cm" svg:y1="7.6cm" svg:x2="21.9cm" svg:y2="9.95cm" draw:start-shape="id20" draw:start-glue-point="1" draw:end-shape="id22" draw:end-glue-point="3" svg:d="M19100 7600h1400v2350h1400" svg:viewBox="0 0 2801 2351">
          <text:p/>
        </draw:connector>
        <draw:connector draw:style-name="gr9" draw:text-style-name="P8" draw:layer="layout" draw:type="line" svg:x1="31.4cm" svg:y1="5.25cm" svg:x2="27.6cm" svg:y2="5.25cm" draw:start-shape="id23" draw:start-glue-point="3" draw:end-shape="id21" draw:end-glue-point="1" svg:d="M31400 5250h-3800" svg:viewBox="0 0 3801 1">
          <text:p/>
        </draw:connector>
        <draw:connector draw:style-name="gr9" draw:text-style-name="P8" draw:layer="layout" draw:type="line" svg:x1="31.4cm" svg:y1="9.95cm" svg:x2="27.6cm" svg:y2="9.95cm" draw:start-shape="id24" draw:start-glue-point="3" draw:end-shape="id22" draw:end-glue-point="1" svg:d="M31400 9950h-3800" svg:viewBox="0 0 3801 1">
          <text:p/>
        </draw:connector>
      </draw:page>
      <draw:page draw:name="page5" draw:style-name="dp1" draw:master-page-name="默认">
        <draw:custom-shape draw:style-name="gr23" draw:text-style-name="P3" xml:id="id25" draw:id="id25" draw:layer="layout" svg:width="4.9cm" svg:height="2cm" svg:x="9.2cm" svg:y="3.1cm">
          <text:p text:style-name="P2">Nginx</text:p>
          <draw:enhanced-geometry svg:viewBox="0 0 21600 21600" draw:type="rectangle" draw:enhanced-path="M 0 0 L 21600 0 21600 21600 0 21600 0 0 Z N"/>
        </draw:custom-shape>
        <draw:custom-shape draw:style-name="gr23" draw:text-style-name="P3" xml:id="id26" draw:id="id26" draw:layer="layout" svg:width="4.9cm" svg:height="2cm" svg:x="5.1cm" svg:y="7.9cm">
          <text:p text:style-name="P2">三级列表页</text:p>
          <draw:enhanced-geometry svg:viewBox="0 0 21600 21600" draw:type="rectangle" draw:enhanced-path="M 0 0 L 21600 0 21600 21600 0 21600 0 0 Z N"/>
        </draw:custom-shape>
        <draw:custom-shape draw:style-name="gr23" draw:text-style-name="P3" xml:id="id27" draw:id="id27" draw:layer="layout" svg:width="4.9cm" svg:height="2cm" svg:x="13.3cm" svg:y="7.9cm">
          <text:p text:style-name="P2">三级列表页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1.65cm" svg:y1="0.7cm" svg:x2="11.65cm" svg:y2="3.1cm">
          <text:p/>
        </draw:line>
        <draw:frame draw:style-name="gr14" draw:text-style-name="P6" draw:layer="layout" svg:width="3.042cm" svg:height="1.17cm" svg:x="11.7cm" svg:y="1.3cm">
          <draw:text-box>
            <text:p>用户请求</text:p>
          </draw:text-box>
        </draw:frame>
        <draw:connector draw:style-name="gr12" draw:text-style-name="P8" draw:layer="layout" svg:x1="11.65cm" svg:y1="5.1cm" svg:x2="7.55cm" svg:y2="7.9cm" draw:start-shape="id25" draw:start-glue-point="2" draw:end-shape="id26" draw:end-glue-point="0" svg:d="M11650 5100v1400h-4100v1400" svg:viewBox="0 0 4101 2801">
          <text:p text:style-name="P4">正常流量</text:p>
          <text:p text:style-name="P4"/>
        </draw:connector>
        <draw:connector draw:style-name="gr12" draw:text-style-name="P8" draw:layer="layout" svg:x1="11.65cm" svg:y1="5.1cm" svg:x2="15.75cm" svg:y2="7.9cm" draw:start-shape="id25" draw:start-glue-point="2" draw:end-shape="id27" draw:end-glue-point="0" svg:d="M11650 5100v1400h4100v1400" svg:viewBox="0 0 4101 2801">
          <text:p text:style-name="P4">爬虫流量</text:p>
          <text:p text:style-name="P4"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7T13:46:19.960698282</meta:creation-date>
    <meta:generator>LibreOffice/6.3.6.2$Linux_X86_64 LibreOffice_project/30$Build-2</meta:generator>
    <dc:date>2020-05-23T21:43:03.631124861</dc:date>
    <meta:editing-duration>P1DT10H1M31S</meta:editing-duration>
    <meta:editing-cycles>3</meta:editing-cycles>
    <meta:document-statistic meta:object-count="113"/>
  </office:meta>
</office:document-meta>
</file>